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hen sleep gets hard, even the smallest noise disturbs you, you know? <text:s/>I have a sound machine I use sometimes, but I'm kind of embarrassed by the though of it, so sometimes I hide it. <text:s/>I don't know why, no one else ever sees the inside of my room. <text:s/>Its quite disheveled anyway, there's cardboard blocking out the sunlight, because all I really use it for is sleeping and getting dressed. <text:s/>My friend Matt thinks it makes me look pathetic. <text:s/>“What girl is ever going to want to stay the night in there?” he asks me. <text:s/>I guess I never really considered that. <text:s/>He thinks its funny I'm never with girls. <text:s/>He calls it my “condition”, like I've got leukemia or something. <text:s/>Every time I tell him I met someone interesting he says something like “Way to help your condition.” <text:s/>I really resent it. <text:s/>Matt has this face that when he turns it sideways, I swear it could be on a Greek coin. <text:s/>He's got this really nice pretty girl that's going to marry him. <text:s/>That's the thing about attractive people, they think its really easy to meet people. <text:s text:c="2"/></text:p>
      <text:p text:style-name="Standard">I'm not ugly or anything, you know, just not the type that turns heads. <text:s/>I've had my chances. <text:s/>Faces still appear to me in random flashbacks when alcohol leads me to yearbooks and double prints from vacation disposable cameras. <text:s/>I think about them when I try to fall asleep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2T20:10:45</meta:creation-date>
    <dc:date>2009-07-26T14:09:08</dc:date>
    <meta:editing-duration>PT04H41M11S</meta:editing-duration>
    <meta:editing-cycles>28</meta:editing-cycles>
    <meta:generator>NeoOffice/3.0$Unix OpenOffice.org_project/Patch 5</meta:generator>
    <meta:document-statistic meta:table-count="0" meta:image-count="0" meta:object-count="0" meta:page-count="1" meta:paragraph-count="2" meta:word-count="241" meta:character-count="1305"/>
    <meta:user-defined meta:name="Info 1"/>
    <meta:user-defined meta:name="Info 2"/>
    <meta:user-defined meta:name="Info 3"/>
    <meta:user-defined meta:name="Info 4"/>
  </office:meta>
</office:document-meta>
</file>